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Administrateur Systèmes Linux H/F</text:span></text:h>
      <text:p text:style-name="P2"><text:span text:style-name="Strong_20_Emphasis">🚀</text:span> <text:span text:style-name="Strong_20_Emphasis">Etes-vous prêt pour une nouvelle aventure ? <text:line-break/><text:line-break/></text:span>Sur le marché Toulousain et Bordelais nous sommes incontournables sur le secteur public, bancaire, de la protection sociale, des mutuelles, des télécoms et de l’énergie. <text:line-break/><text:line-break/>La Business Unit Open Sud-Ouest c’est 250 collaborateurs.<text:line-break/><text:line-break/>Nous travaillons en direct chez nos clients Grands Comptes, dans leurs locaux, au sein de notre centre de services, ou en télétravail. <text:line-break/><text:line-break/>Nous les accompagnons sur leurs projets applicatifs et d’infrastructure, sur du Pilotage de projet, de l’assistance à Maitrise d’Ouvrage et de l’expertise Data.<text:line-break/><text:line-break/>🎯<text:span text:style-name="Strong_20_Emphasis">Nous renforçons nos équipes !<text:line-break/><text:line-break/></text:span>Afin d’accompagner nos clients finaux et de renforcer nos équipes, nous recherchons pour notre agence bordelaise un <text:span text:style-name="Strong_20_Emphasis">Administrateur Systèmes Linux H/F. <text:line-break/><text:line-break/>📍 Ce Qui Vous Attend<text:line-break/><text:line-break/></text:span>Au sein de l’une de nos équipes, vos principales activités s’articuleront autour des missions suivantes :</text:p>
      <text:list text:style-name="L1">
        <text:list-item>
          <text:p text:style-name="P4">Prendre en charge des incidents et des demandes systèmes de niveau 2/3 ; </text:p>
        </text:list-item>
        <text:list-item>
          <text:p text:style-name="P4">Gestion et administration des différentes infrastructures systèmes des clients et des utilisateurs OPEN ; </text:p>
        </text:list-item>
        <text:list-item>
          <text:p text:style-name="P4">Gestion des systèmes d'exploitation informatique ; </text:p>
        </text:list-item>
        <text:list-item>
          <text:p text:style-name="P4">Gestion et supervision du parc SPI (serveurs, stockages, sauvegardes...) ; </text:p>
        </text:list-item>
        <text:list-item>
          <text:p text:style-name="P4">Maîtrise des architectures de production informatique ; </text:p>
        </text:list-item>
        <text:list-item>
          <text:p text:style-name="P4">Maîtrise des installations et intégration des systèmes ; </text:p>
        </text:list-item>
        <text:list-item>
          <text:p text:style-name="P4">Gestion de la documentation et des données techniques de production ; </text:p>
        </text:list-item>
        <text:list-item>
          <text:p text:style-name="P4">Gestion des stockages et de la sauvegarde des données ; </text:p>
        </text:list-item>
        <text:list-item>
          <text:p text:style-name="P4">Gestion des configurations ; </text:p>
        </text:list-item>
        <text:list-item>
          <text:p text:style-name="P4">Support et expertise auprès des clients sur des projets liés aux systèmes (audit, spécification, intervention technique) ; </text:p>
        </text:list-item>
        <text:list-item>
          <text:p text:style-name="P3">Veille technologique. </text:p>
        </text:list-item>
      </text:list>
      <text:p text:style-name="Text_20_body"><text:span text:style-name="Strong_20_Emphasis">🛠️ Vous Êtes Fait(e) Pour Ce Poste Si<text:line-break/><text:line-break/></text:span>Vous maîtrisez les compétences suivantes : Linux, Unix, VMWare.<text:line-break/><text:line-break/>Vous justifiez d’une expérience significative dans le domaine de l’infrastructures.<text:line-break/><text:line-break/>Vous appréciez le travail en équipe et les projets de grande envergure.<text:line-break/><text:soft-page-break/><text:line-break/><text:span text:style-name="Strong_20_Emphasis">🤝 Au-delà De La Mission Vous Pourrez </text:span></text:p>
      <text:list text:style-name="L2">
        <text:list-item>
          <text:p text:style-name="P6">Bénéficier d’un suivi de proximité et personnalisé, par le biais d’un double accompagnement managérial et RH. </text:p>
        </text:list-item>
        <text:list-item>
          <text:p text:style-name="P6">Bénéficier de notre force de formation et de certification avec des partenariats forts AWS Academy ou Microsoft Learn mais aussi à la plateforme Cloud Guru ou encore la Linux Academy </text:p>
        </text:list-item>
        <text:list-item>
          <text:p text:style-name="P6">Participer à des ateliers techniques avec vos pairs, à des projets transverses mais aussi des événements et des meetups. </text:p>
        </text:list-item>
        <text:list-item>
          <text:p text:style-name="P6">Contribuer à augmenter l’impact positif de nos actions : faites de vos compétences des dons à destination d’associations, participez à des événements sportifs associatifs et faites-vous sponsoriser. </text:p>
        </text:list-item>
        <text:list-item>
          <text:p text:style-name="P5">Bénéficier d'une grande autonomie mais aussi de la force du collectif. </text:p>
        </text:list-item>
      </text:list>
      <text:p text:style-name="Text_20_body">Poste en CDI à pourvoir dès que possible <text:line-break/><text:line-break/>🏡 Télétravail : Flexible, 2 à 3 jours par semaine <text:line-break/><text:line-break/>🥁 Avantages divers : Salaire fixe + variable sur objectif, Tickets Restaurant, RTT, prime vacances, prime vélo, mutuelle.... <text:line-break/><text:line-break/>🎢 Rejoindre une entreprise innovante et en croissance avec de beaux projets <text:line-break/><text:line-break/><text:span text:style-name="Emphasis">Un process de recrutement réactif et complet : une rencontre téléphonique, un second échange mutualisé avec un chargé de recrutement et votre futur manager afin de discuter de vous, vos aspirations professionnelles et de notre offre. Eventuellement, un dernier échange avec l’un de nos consultants afin d’aborder l’aspect technique des missions ainsi que son expérience chez OPEN.<text:line-break/><text:line-break/></text:span><text:span text:style-name="Strong_20_Emphasis">Ce sont nos ambassadeurs qui en parlent le mieux. Découvrez leurs témoignages sans filtre : </text:span>#AllezViensOnEstBien - BestOf !<text:line-break/><text:line-break/>CODE REC : JBI24181<text:line-break/><text:line-break/><text:span text:style-name="Strong_20_Emphasis">Qu’attendez-vous pour être Ope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22:30:26.829880861</meta:creation-date>
    <dc:date>2024-03-03T22:30:48.744332718</dc:date>
    <meta:editing-duration>PT22S</meta:editing-duration>
    <meta:editing-cycles>1</meta:editing-cycles>
    <meta:document-statistic meta:table-count="0" meta:image-count="0" meta:object-count="0" meta:page-count="2" meta:paragraph-count="20" meta:word-count="537" meta:character-count="3500" meta:non-whitespace-character-count="2955"/>
    <meta:generator>LibreOffice/24.2.0.3$Linux_X86_64 LibreOffice_project/420$Build-3</meta:generator>
  </office:meta>
</office:document-meta>
</file>